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3465a4" draw:marker-start="Arrow" draw:marker-start-width="0.254cm" draw:marker-end="" draw:marker-end-width="0.327cm" svg:stroke-opacity="50%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3faf46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ff3838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dash" draw:stroke-dash="Ultrafine_20_Dashed" svg:stroke-width="0.035cm" svg:stroke-color="#ff3838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6" style:family="graphic" style:parent-style-name="objectwithoutfill">
      <style:graphic-properties draw:stroke="solid" svg:stroke-width="0.028cm" svg:stroke-color="#3465a4" draw:marker-start="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ashed_20__28_var_29_" svg:stroke-width="0.028cm" svg:stroke-color="#3465a4" draw:marker-start="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28cm" svg:stroke-color="#3465a4" draw:marker-start="Arrow" draw:marker-start-width="0.33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Fine_20_Dashed" svg:stroke-color="#000000" draw:fill-color="#ea7500" draw:opacity="50%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stroke="dash" draw:stroke-dash="Fine_20_Dashed" svg:stroke-color="#000000" draw:fill-color="#ea7500" draw:opacity="50%" draw:textarea-horizontal-align="justify" draw:textarea-vertical-align="middle" draw:auto-grow-height="false" fo:min-height="0.258cm" fo:min-width="0.008cm"/>
    </style:style>
    <style:style style:name="gr11" style:family="graphic" style:parent-style-name="standard">
      <style:graphic-properties draw:stroke="none" draw:fill="none" fo:min-height="0.497cm"/>
    </style:style>
    <style:style style:name="P1" style:family="paragraph">
      <loext:graphic-properties draw:fill="none"/>
      <style:paragraph-properties fo:margin-top="0cm" fo:margin-bottom="0cm" fo:text-align="center"/>
      <style:text-properties style:font-name="Nimbus Mono PS1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style:font-name="Liberation Mono1" fo:font-size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/>
      <style:paragraph-properties fo:text-align="center"/>
      <style:text-properties style:font-name="Nimbus Mono PS1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margin-top="0.051cm" fo:margin-bottom="0cm" fo:text-align="center"/>
      <style:text-properties fo:font-size="14pt"/>
    </style:style>
    <style:style style:name="P8" style:family="paragraph">
      <loext:graphic-properties draw:fill="solid"/>
      <style:paragraph-properties fo:margin-top="0.051cm" fo:margin-bottom="0cm" fo:text-align="center"/>
      <style:text-properties style:font-name="Nimbus Mono PS1" fo:font-size="14pt" style:font-size-asian="14pt" style:font-size-complex="14pt"/>
    </style:style>
    <style:style style:name="P9" style:family="paragraph">
      <loext:graphic-properties draw:fill="solid"/>
      <style:paragraph-properties fo:text-align="center"/>
      <style:text-properties style:font-name="Nimbus Mono PS1" fo:font-size="14pt" style:font-size-asian="14pt" style:font-size-complex="14pt"/>
    </style:style>
    <style:style style:name="P10" style:family="paragraph">
      <style:paragraph-properties fo:margin-top="0cm" fo:margin-bottom="0cm" fo:text-align="center"/>
      <style:text-properties fo:font-size="18pt"/>
    </style:style>
    <style:style style:name="P11" style:family="paragraph">
      <loext:graphic-properties draw:fill="solid"/>
      <style:paragraph-properties fo:margin-top="0cm" fo:margin-bottom="0cm" fo:text-align="center"/>
      <style:text-properties style:font-name="Nimbus Mono PS1" fo:font-size="18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ea7500" draw:opacity="50%"/>
      <style:paragraph-properties fo:text-align="center"/>
      <style:text-properties style:font-name="Liberation Mono1" fo:font-size="12pt" style:font-size-asian="12pt" style:font-size-complex="12pt"/>
    </style:style>
    <style:style style:name="P14" style:family="paragraph">
      <loext:graphic-properties draw:fill-color="#ea7500" draw:opacity="50%"/>
      <style:paragraph-properties fo:text-align="center"/>
      <style:text-properties style:font-name="Liberation Mono1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beration Mono1"/>
    </style:style>
    <style:style style:name="T2" style:family="text">
      <style:text-properties style:font-name="Droid Sans Mono1"/>
    </style:style>
    <style:style style:name="T3" style:family="text">
      <style:text-properties style:font-name="Nimbus Mono PS1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Nimbus Mono PS1" fo:font-size="14pt" style:font-size-asian="14pt" style:font-size-complex="14pt"/>
    </style:style>
    <style:style style:name="T5" style:family="text">
      <style:text-properties style:font-name="Liberation Mono1" fo:font-size="12pt" style:font-size-asian="12pt" style:font-size-complex="12pt"/>
    </style:style>
    <style:style style:name="T6" style:family="text">
      <style:text-properties style:font-name="Liberation Mon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823cm" svg:y1="10.922cm" svg:x2="7.823cm" svg:y2="8.382cm">
            <text:p/>
          </draw:line>
          <draw:line draw:style-name="gr1" draw:text-style-name="P1" draw:layer="layout" svg:x1="14.224cm" svg:y1="10.922cm" svg:x2="7.823cm" svg:y2="8.378cm">
            <text:p/>
          </draw:line>
          <draw:line draw:style-name="gr1" draw:text-style-name="P1" draw:layer="layout" svg:x1="9.957cm" svg:y1="8.382cm" svg:x2="9.957cm" svg:y2="10.922cm">
            <text:p/>
          </draw:line>
          <draw:line draw:style-name="gr1" draw:text-style-name="P1" draw:layer="layout" svg:x1="9.957cm" svg:y1="8.387cm" svg:x2="16.256cm" svg:y2="10.922cm">
            <text:p/>
          </draw:line>
        </draw:g>
        <draw:custom-shape draw:style-name="gr2" draw:text-style-name="P3" draw:layer="layout" svg:width="5.08cm" svg:height="2.54cm" svg:x="6.34cm" svg:y="0cm">
          <text:p text:style-name="P2">State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cm" svg:height="2.54cm" svg:x="6.341cm" svg:y="5.842cm">
          <text:p text:style-name="P2"><text:span text:style-name="T1">Main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08cm" svg:height="2.54cm" svg:x="0cm" svg:y="10.922cm">
          <text:p text:style-name="P2">Edit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08cm" svg:height="2.54cm" svg:x="6.35cm" svg:y="10.923cm">
          <text:p text:style-name="P2"><text:span text:style-name="T2">List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08cm" svg:height="2.54cm" svg:x="12.7cm" svg:y="10.924cm">
          <text:p text:style-name="P2">Item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2.54cm" svg:x="12.7cm" svg:y="5.842cm">
          <text:p text:style-name="P2">Header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8cm" svg:y1="7.112cm" svg:x2="6.34cm" svg:y2="7.112cm">
          <text:p text:style-name="P5"><text:span text:style-name="T3">M</text:span><text:span text:style-name="T3">s</text:span><text:span text:style-name="T3">g</text:span></text:p>
          <text:p text:style-name="P5"><text:span text:style-name="T3"/></text:p>
        </draw:line>
        <draw:line draw:style-name="gr6" draw:text-style-name="P8" draw:layer="layout" svg:x1="3.6cm" svg:y1="10.922cm" svg:x2="9.95cm" svg:y2="8.382cm">
          <text:p text:style-name="P7"><text:span text:style-name="T4">Maybe State.Msg</text:span></text:p>
          <text:p text:style-name="P7"><text:span text:style-name="T4"/></text:p>
        </draw:line>
        <draw:line draw:style-name="gr7" draw:text-style-name="P9" draw:layer="layout" svg:x1="8.245cm" svg:y1="5.842cm" svg:x2="8.245cm" svg:y2="2.54cm">
          <text:p text:style-name="P5"><text:span text:style-name="T4">State.Msg</text:span></text:p>
          <text:p text:style-name="P5"><text:span text:style-name="T4"/></text:p>
        </draw:line>
        <draw:line draw:style-name="gr7" draw:text-style-name="P9" draw:layer="layout" svg:x1="9.515cm" svg:y1="2.54cm" svg:x2="9.515cm" svg:y2="5.842cm">
          <text:p text:style-name="P5"><text:span text:style-name="T4">State.Model</text:span></text:p>
          <text:p text:style-name="P5"><text:span text:style-name="T4"/></text:p>
        </draw:line>
        <draw:line draw:style-name="gr8" draw:text-style-name="P11" draw:layer="layout" svg:x1="1.46cm" svg:y1="10.922cm" svg:x2="7.81cm" svg:y2="8.382cm">
          <text:p text:style-name="P10"><text:span text:style-name="T4">Edit.Msg</text:span></text:p>
          <text:p text:style-name="P10"><text:span text:style-name="T4"/></text:p>
        </draw:line>
        <draw:custom-shape draw:style-name="gr9" draw:text-style-name="P13" draw:layer="layout" svg:width="0.508cm" svg:height="0.508cm" svg:x="4.826cm" svg:y="7.239cm">
          <text:p text:style-name="P1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508cm" svg:height="0.508cm" svg:x="2.794cm" svg:y="9.652cm">
          <text:p text:style-name="P12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508cm" svg:height="0.508cm" svg:x="3.964cm" svg:y="10.058cm">
          <text:p text:style-name="P12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0.508cm" svg:height="0.508cm" svg:x="7.139cm" svg:y="3.81cm">
          <text:p text:style-name="P1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0.508cm" svg:height="0.508cm" svg:x="10.133cm" svg:y="3.81cm">
          <text:p text:style-name="P12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4.473cm" svg:height="0.747cm" draw:transform="rotate (0.380481776934764) translate (4.505cm 10.473cm)">
          <draw:text-box>
            <text:p text:style-name="P2"><text:span text:style-name="T4">+ Edit.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05cm" fo:page-height="13.4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0:03:37.962870037</meta:creation-date>
    <dc:date>2019-02-26T11:58:12.469769964</dc:date>
    <meta:editing-duration>PT1H7M52S</meta:editing-duration>
    <meta:editing-cycles>18</meta:editing-cycles>
    <meta:generator>LibreOffice/6.2.0.3$Linux_X86_64 LibreOffice_project/20$Build-3</meta:generator>
    <meta:document-statistic meta:object-count="22"/>
  </office:meta>
</office:document-meta>
</file>